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6.82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Population de renards" table:style-name="ta1">
        <table:table-column table:style-name="co1" table:number-columns-repeated="2" table:default-cell-style-name="Default"/>
        <table:table-row table:style-name="ro1">
          <table:table-cell office:value-type="float" office:value="2013">
            <text:p>201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/>
        </table:table-row>
        <table:table-row table:style-name="ro1">
          <table:table-cell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026">
            <text:p>2026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/>
        </table:table-row>
        <table:table-row table:style-name="ro1">
          <table:table-cell office:value-type="float" office:value="2029">
            <text:p>2029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/>
        </table:table-row>
        <table:table-row table:style-name="ro1">
          <table:table-cell office:value-type="float" office:value="2031">
            <text:p>2031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/>
        </table:table-row>
        <table:table-row table:style-name="ro1">
          <table:table-cell office:value-type="float" office:value="2034">
            <text:p>2034</text:p>
          </table:table-cell>
          <table:table-cell/>
        </table:table-row>
        <table:table-row table:style-name="ro1">
          <table:table-cell office:value-type="float" office:value="2035">
            <text:p>2035</text:p>
          </table:table-cell>
          <table:table-cell/>
        </table:table-row>
        <table:table-row table:style-name="ro1">
          <table:table-cell office:value-type="float" office:value="2036">
            <text:p>2036</text:p>
          </table:table-cell>
          <table:table-cell/>
        </table:table-row>
        <table:table-row table:style-name="ro1">
          <table:table-cell office:value-type="float" office:value="2037">
            <text:p>2037</text:p>
          </table:table-cell>
          <table:table-cell/>
        </table:table-row>
        <table:table-row table:style-name="ro1">
          <table:table-cell office:value-type="float" office:value="2038">
            <text:p>2038</text:p>
          </table:table-cell>
          <table:table-cell/>
        </table:table-row>
        <table:table-row table:style-name="ro1">
          <table:table-cell office:value-type="float" office:value="2039">
            <text:p>2039</text:p>
          </table:table-cell>
          <table:table-cell/>
        </table:table-row>
      </table:table>
      <table:table table:name="Doublement de population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Taux :</text:p>
          </table:table-cell>
          <table:table-cell table:style-name="ce2" office:value-type="percentage" office:value="0.05">
            <text:p>5,00%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>
            <text:p>Population initiale :</text:p>
          </table:table-cell>
          <table:table-cell office:value-type="float" office:value="1500000">
            <text:p>1500000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table:formula="of:=[.B3]" office:value-type="float" office:value="1500000">
            <text:p>1500000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table:formula="of:=[.B5]*(1+[.$B$1])" office:value-type="float" office:value="1575000">
            <text:p>157500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table:formula="of:=[.B6]*(1+[.$B$1])" office:value-type="float" office:value="1653750">
            <text:p>1653750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table:formula="of:=[.B7]*(1+[.$B$1])" office:value-type="float" office:value="1736437.5">
            <text:p>1736437,5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table:formula="of:=[.B8]*(1+[.$B$1])" office:value-type="float" office:value="1823259.375">
            <text:p>1823259,38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table:formula="of:=[.B9]*(1+[.$B$1])" office:value-type="float" office:value="1914422.34375">
            <text:p>1914422,34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table:formula="of:=[.B10]*(1+[.$B$1])" office:value-type="float" office:value="2010143.4609375">
            <text:p>2010143,46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table:formula="of:=[.B11]*(1+[.$B$1])" office:value-type="float" office:value="2110650.63398438">
            <text:p>2110650,63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table:formula="of:=[.B12]*(1+[.$B$1])" office:value-type="float" office:value="2216183.16568359">
            <text:p>2216183,1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table:formula="of:=[.B13]*(1+[.$B$1])" office:value-type="float" office:value="2326992.32396777">
            <text:p>2326992,3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table:formula="of:=[.B14]*(1+[.$B$1])" office:value-type="float" office:value="2443341.94016616">
            <text:p>2443341,94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table:formula="of:=[.B15]*(1+[.$B$1])" office:value-type="float" office:value="2565509.03717447">
            <text:p>2565509,04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formula="of:=[.B16]*(1+[.$B$1])" office:value-type="float" office:value="2693784.48903319">
            <text:p>2693784,49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table:formula="of:=[.B17]*(1+[.$B$1])" office:value-type="float" office:value="2828473.71348485">
            <text:p>2828473,71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table:formula="of:=[.B18]*(1+[.$B$1])" office:value-type="float" office:value="2969897.3991591">
            <text:p>2969897,4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table:formula="of:=[.B19]*(1+[.$B$1])" office:value-type="float" office:value="3118392.26911705">
            <text:p>3118392,27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oyage de Brigitte" table:style-name="ta1" table:print="false"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Taux :</text:p>
          </table:table-cell>
          <table:table-cell table:formula="of:=0.04" office:value-type="float" office:value="0.04">
            <text:p>0,04</text:p>
          </table:table-cell>
        </table:table-row>
        <table:table-row table:style-name="ro1">
          <table:table-cell table:style-name="ce1" office:value-type="string">
            <text:p>Capital :</text:p>
          </table:table-cell>
          <table:table-cell office:value-type="string">
            <text:p>??????</text:p>
          </table:table-cell>
        </table:table-row>
        <table:table-row table:style-name="ro2">
          <table:table-cell table:style-name="ce3"/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formula="of:=[.B2]" office:value-type="string" office:string-value="??????">
            <text:p>??????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/>
        </table:table-row>
        <table:table-row table:style-name="ro1">
          <table:table-cell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026">
            <text:p>2026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/>
        </table:table-row>
        <table:table-row table:style-name="ro1">
          <table:table-cell office:value-type="float" office:value="2029">
            <text:p>2029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/>
        </table:table-row>
        <table:table-row table:style-name="ro1">
          <table:table-cell office:value-type="float" office:value="2031">
            <text:p>2031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/>
        </table:table-row>
        <table:table-row table:style-name="ro1">
          <table:table-cell office:value-type="float" office:value="2034">
            <text:p>20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 style:data-style-name="N2" text:time-value="0000-00-00T17:40:3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52S</meta:editing-duration>
    <meta:editing-cycles>5</meta:editing-cycles>
    <meta:generator>LibreOffice/3.6$Linux_x86 LibreOffice_project/360m1$Build-2</meta:generator>
    <dc:date>2013-01-23T18:22:18</dc:date>
    <meta:document-statistic meta:table-count="3" meta:cell-count="91" meta:object-count="0"/>
    <meta:user-defined meta:name="Info 1"/>
    <meta:user-defined meta:name="Info 2"/>
    <meta:user-defined meta:name="Info 3"/>
    <meta:user-defined meta:name="Info 4"/>
  </office:meta>
</office:document-meta>
</file>